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text-properties style:font-name="Calibri"/>
    </style:style>
    <style:style style:name="P2" style:family="paragraph" style:parent-style-name="Subtitle">
      <style:text-properties style:font-name="Calibri"/>
    </style:style>
    <style:style style:name="P3" style:family="paragraph" style:parent-style-name="Text_20_body">
      <style:text-properties style:font-name="Calibri"/>
    </style:style>
    <style:style style:name="P4" style:family="paragraph" style:parent-style-name="Text_20_body" style:list-style-name="L1">
      <style:text-properties style:font-name="Calibri"/>
    </style:style>
    <style:style style:name="P5" style:family="paragraph" style:parent-style-name="Text_20_body" style:master-page-name="">
      <style:paragraph-properties style:page-number="auto" fo:keep-with-next="always"/>
      <style:text-properties style:font-name="Calibri"/>
    </style:style>
    <style:style style:name="P6" style:family="paragraph" style:parent-style-name="Heading_20_1">
      <style:text-properties style:font-name="Calibri"/>
    </style:style>
    <style:style style:name="P7" style:family="paragraph" style:parent-style-name="Title" style:master-page-name="First_20_Page">
      <style:paragraph-properties style:page-number="auto"/>
    </style:style>
    <style:style style:name="P8" style:family="paragraph" style:parent-style-name="Heading_20_2">
      <style:text-properties style:font-name="Calibri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itle>Structure of Stored Data</text:title></text:p>
      <text:p text:style-name="P2">December 8, 2010</text:p>
      <text:h text:style-name="P6" text:outline-level="1">Introduction</text:h>
      <text:p text:style-name="P3">WISP organizes all data and settings in a structure. <text:s/>The settings of output locations are stored in this structure, as is the complete specification of experiments (phases, items, and events). <text:s/>When an experiment runs, trial and response data are stored in the structure as well. <text:s/>A subset of the structure (everything except for experiment results) is stored in experiment settings files, while the entire structure is stored in experiment results files.</text:p>
      <text:p text:style-name="P3"/>
      <text:p text:style-name="P3">For the most part, the structure is invisible to users, and manipulation of the structure can be accomplished through the graphical user interface. <text:s/>However, if a new output format is desired (if a new experiment design is adopted, for example), new code will have to be added to ProcessResults.m, and that code will have to access data stored in the structure. <text:s/>This document is intended to provide a clear explanation of the structure of the stored data, so that it, together with the existing code, will supply the information required to create additional output formats.</text:p>
      <text:h text:style-name="P6" text:outline-level="1">Structure Documentation</text:h>
      <text:p text:style-name="P3">The structure S is organized into five substructures:</text:p>
      <text:list xml:id="list35450949" text:style-name="L1">
        <text:list-item>
          <text:p text:style-name="P4">S.Experiment : Hierarchical specification of experiment design.</text:p>
        </text:list-item>
        <text:list-item>
          <text:p text:style-name="P4">S.OL : Information about defined output locations.</text:p>
        </text:list-item>
        <text:list-item>
          <text:p text:style-name="P4">S.Paths : Stimulus and results directories.</text:p>
        </text:list-item>
        <text:list-item>
          <text:p text:style-name="P4">S.Keys : Definition of “special” keys (to end trial, end experiment, etc).</text:p>
        </text:list-item>
        <text:list-item>
          <text:p text:style-name="P4">S.Results : Data recorded when the experiment is run for a single participant.</text:p>
        </text:list-item>
      </text:list>
      <text:h text:style-name="P8" text:outline-level="2">S.Experiment</text:h>
      <text:p text:style-name="P3">S.Experiment.Name : <text:tab/>string</text:p>
      <text:p text:style-name="P3"><text:tab/>Experiment name</text:p>
      <text:p text:style-name="P3">S.Experiment.ShowInfoSlide : logical</text:p>
      <text:p text:style-name="P3"><text:tab/>If true, display information about the experiment before and after it runs.</text:p>
      <text:p text:style-name="P3">S.Experiment.InfoSlideOL : number</text:p>
      <text:p text:style-name="P3"><text:tab/>ID of the output location used to display experiment information before/after a run.</text:p>
      <text:p text:style-name="P3">S.Experiment.PhaseOrder : string</text:p>
      <text:p text:style-name="P3"><text:tab/>Sequence of phases when the experiment runs.</text:p>
      <text:p text:style-name="P3"><text:soft-page-break/><text:tab/><text:tab/>'Sequential' : Run phases in the order listed.</text:p>
      <text:p text:style-name="P3"><text:tab/><text:tab/>'Random' : Run phases in random sequence, running each phase exactly once.</text:p>
      <text:p text:style-name="P3">S.Experiment.Phases() : structure array<text:tab/><text:tab/></text:p>
      <text:p text:style-name="P3"><text:tab/>Each element of Phases() describes a phase.</text:p>
      <text:p text:style-name="P3">S.Experiment.Phases().Name : string</text:p>
      <text:p text:style-name="P3"><text:tab/>Name of the phase.</text:p>
      <text:p text:style-name="P3">S.Experiment.Phases().PhaseEnd : string</text:p>
      <text:p text:style-name="P3"><text:tab/>Condition used to determine when the phase should end.</text:p>
      <text:p text:style-name="P3"><text:tab/><text:tab/>'Fixed' : Run all trials in the phase.</text:p>
      <text:p text:style-name="P3"><text:tab/><text:tab/>'Time' : Run until the specified amount of time has elapsed (or all trials run).</text:p>
      <text:p text:style-name="P3"><text:tab/><text:tab/>'Contingent' : Run until the specified contingency is satisfied (or all trials run).</text:p>
      <text:p text:style-name="P3">S.Experiment.Phases().Repetitions : number</text:p>
      <text:p text:style-name="P3"><text:tab/>Number of times the items in a phase should be repeated.</text:p>
      <text:p text:style-name="P3">S.Experiment.Phases().TimeLimit : number</text:p>
      <text:p text:style-name="P3"><text:tab/>Amount of time (in seconds) the phase should run if PhaseEnd is set to 'Time'.</text:p>
      <text:p text:style-name="P3">S.Experiment.Phases().MeasureA : number</text:p>
      <text:p text:style-name="P3"><text:tab/>Index of the selected item in the Measure A box.</text:p>
      <text:p text:style-name="P3"><text:tab/><text:tab/>1 : sum(on-target)</text:p>
      <text:p text:style-name="P3"><text:tab/><text:tab/>2 : ave(on-target)</text:p>
      <text:p text:style-name="P3">S.Experiment.Phases().GroupA : number</text:p>
      <text:p text:style-name="P3"><text:tab/>Index of the selected item in the Group A box.</text:p>
      <text:p text:style-name="P3"><text:tab/><text:tab/>1 : First n Trials</text:p>
      <text:p text:style-name="P3"><text:tab/><text:tab/>2 : Last n Trials</text:p>
      <text:p text:style-name="P3"><text:tab/><text:tab/>3 : All Trials</text:p>
      <text:p text:style-name="P3">S.Experiment.Phases().nA : number</text:p>
      <text:p text:style-name="P3"><text:tab/>Number of Trials in group if GroupA is set to 1 or 2.</text:p>
      <text:p text:style-name="P3">S.Experiment.Phases().MeasureB : number</text:p>
      <text:p text:style-name="P3"><text:tab/>See MeasureA.</text:p>
      <text:p text:style-name="P3">S.Experiment.Phases().GroupB : number</text:p>
      <text:p text:style-name="P3"><text:tab/>See GroupA.</text:p>
      <text:p text:style-name="P3">S.Experiment.Phases().nB : number</text:p>
      <text:p text:style-name="P3"><text:soft-page-break/><text:tab/>See nA.</text:p>
      <text:p text:style-name="P3">S.Experiment.Phases().Multiplier : number</text:p>
      <text:p text:style-name="P3"><text:tab/>This number is multiplied by B in the contingent phase end condition.</text:p>
      <text:p text:style-name="P5">S.Experiment.Phases().Operator : number</text:p>
      <text:p text:style-name="P3"><text:tab/>Index of the operator selected in the contingent phase end condition.</text:p>
      <text:p text:style-name="P3"><text:tab/><text:tab/>1 : &gt; (greater than)</text:p>
      <text:p text:style-name="P3"><text:tab/><text:tab/>2 : &lt; (less than)</text:p>
      <text:p text:style-name="P3"><text:tab/><text:tab/>3 : = (equal)</text:p>
      <text:p text:style-name="P3">S.Experiment.Phases().Scalar : number</text:p>
      <text:p text:style-name="P3"><text:tab/>Right hand side of the contingent phase end condition.</text:p>
      <text:p text:style-name="P3">S.Experiment.Phases().IgnoreFailed : logical</text:p>
      <text:p text:style-name="P3"><text:tab/>If true, failed trials are not considered when computing the contingent phase end condition.</text:p>
      <text:p text:style-name="P3">S.Experiment.Phases().ItemOrder : number</text:p>
      <text:p text:style-name="P3"><text:tab/>Index into the Trial Order box.</text:p>
      <text:p text:style-name="P3"><text:tab/><text:tab/>1 : Sequential</text:p>
      <text:p text:style-name="P3"><text:tab/><text:tab/>2 : Random with Replacement</text:p>
      <text:p text:style-name="P3"><text:tab/><text:tab/>3 : Random without Replacement</text:p>
      <text:p text:style-name="P3"><text:tab/><text:tab/>4 : Random within Blocks</text:p>
      <text:p text:style-name="P3">S.Experiment.Phases().Items() : structure array</text:p>
      <text:p text:style-name="P3"><text:tab/>Each element of Items() describes an item.</text:p>
      <text:p text:style-name="P3">S.Experiment.Phases().Items().Name : string</text:p>
      <text:p text:style-name="P3"><text:tab/>Name of the item.</text:p>
      <text:p text:style-name="P3">S.Experiment.Phases().Items().RepeatOnFail : number</text:p>
      <text:p text:style-name="P3"><text:tab/>Index into Repeat on Failure box.</text:p>
      <text:p text:style-name="P3"><text:tab/><text:tab/>1 : None</text:p>
      <text:p text:style-name="P3"><text:tab/><text:tab/>2 : Immediate</text:p>
      <text:p text:style-name="P3"><text:tab/><text:tab/>3 : End of Phase</text:p>
      <text:p text:style-name="P3"><text:tab/><text:tab/>4 : Random within Phase</text:p>
      <text:p text:style-name="P3"><text:tab/><text:tab/>5 : End of Block</text:p>
      <text:p text:style-name="P3"><text:tab/><text:tab/>6 : Random within Block</text:p>
      <text:p text:style-name="P3">S.Experiment.Phases().Items().RepeatsAllowed : number</text:p>
      <text:p text:style-name="P3"><text:soft-page-break/><text:tab/>Index into Repeats Allowed box.</text:p>
      <text:p text:style-name="P3"><text:tab/><text:tab/>1 : One</text:p>
      <text:p text:style-name="P3"><text:tab/><text:tab/>2 : Until Successful</text:p>
      <text:p text:style-name="P3">S.Experiment.Phases().Items().Events() : structure array</text:p>
      <text:p text:style-name="P3"><text:tab/>Each element of Events() describes an event.</text:p>
      <text:p text:style-name="P3">S.Experiment.Phases().Items().Events().Name : string</text:p>
      <text:p text:style-name="P3"><text:tab/>Name of the event.</text:p>
      <text:p text:style-name="P3">S.Experiment.Phases().Items().Events().StimulusFilename : string</text:p>
      <text:p text:style-name="P3"><text:tab/>Fully-qualified name of the event stimulus file.</text:p>
      <text:p text:style-name="P3">S.Experiment.Phases().Items().Events().OutputLocationType : number</text:p>
      <text:p text:style-name="P3"><text:tab/>Index of the stimulus location radio button.</text:p>
      <text:p text:style-name="P3"><text:tab/><text:tab/>1 : All Selected</text:p>
      <text:p text:style-name="P3"><text:tab/><text:tab/>2 : Random within Selected</text:p>
      <text:p text:style-name="P3"><text:tab/><text:tab/>3 : Match Event</text:p>
      <text:p text:style-name="P3">S.Experiment.Phases().Items().Events().OutputLocation : array</text:p>
      <text:p text:style-name="P3"><text:tab/>OutputLocation is an array of numbers corresponding to selected rows in the Output Locations <text:tab/>listbox.</text:p>
      <text:p text:style-name="P3">S.Experiment.Phases().Items().Events().RelatedEvent : string</text:p>
      <text:p text:style-name="P3"><text:tab/>Name of the event selected in the Event box next to the Match Event radio button.</text:p>
      <text:p text:style-name="P3">S.Experiment.Phases().Items().Events().RandBalance : number</text:p>
      <text:p text:style-name="P3"><text:tab/>Index into Balance box.</text:p>
      <text:p text:style-name="P3"><text:tab/><text:tab/>1 : None</text:p>
      <text:p text:style-name="P3"><text:tab/><text:tab/>2 : Blocks</text:p>
      <text:p text:style-name="P3"><text:tab/><text:tab/>3 : Trials</text:p>
      <text:p text:style-name="P3">S.Experiment.Phases().Items().Events().RandID : string</text:p>
      <text:p text:style-name="P3"><text:tab/>Identifier used to associate events which should be considered together when balancing <text:tab/>randomization.</text:p>
      <text:p text:style-name="P3">S.Experiment.Phases().Items().Events().ExpressionID : array</text:p>
      <text:p text:style-name="P3"><text:tab/>ID numbers of all expressions in the listbox.</text:p>
      <text:p text:style-name="P3">S.Experiment.Phases().Items().Events().ObjectA : cell array of strings</text:p>
      <text:p text:style-name="P3"><text:tab/>Name of first object in each expression.</text:p>
      <text:p text:style-name="P3"><text:s/>S.Experiment.Phases().Items().Events().ObjectB : cell array of strings</text:p>
      <text:p text:style-name="P3"><text:soft-page-break/><text:tab/>Name of second object in each expression.</text:p>
      <text:p text:style-name="P5">S.Experiment.Phases().Items().Events().EventTypeA : array</text:p>
      <text:p text:style-name="P5"><text:tab/>Identifier of the type of the first event in each expression.</text:p>
      <text:p text:style-name="P3"><text:tab/><text:tab/>1 : trial.StartTime</text:p>
      <text:p text:style-name="P3"><text:tab/><text:tab/>2 : event.StartTime</text:p>
      <text:p text:style-name="P3"><text:tab/><text:tab/>3 : event.StopTime</text:p>
      <text:p text:style-name="P3"><text:tab/><text:tab/>4 : key.PressTime</text:p>
      <text:p text:style-name="P3"><text:tab/><text:tab/>5 : key.Duration</text:p>
      <text:p text:style-name="P3"><text:tab/><text:tab/>6 : key.TrialDuration</text:p>
      <text:p text:style-name="P3"><text:tab/><text:tab/>7 : key.ReleaseTime</text:p>
      <text:p text:style-name="P3">S.Experiment.Phases().Items().Events().EventTypeB : array</text:p>
      <text:p text:style-name="P3"><text:tab/>Identifier of the type of the second event in each expression. <text:s/>See EventTypeA.</text:p>
      <text:p text:style-name="P3">S.Experiment.Phases().Items().Events().EventOperator : array</text:p>
      <text:p text:style-name="P3"><text:tab/>Operator type used in each expression.</text:p>
      <text:p text:style-name="P3"><text:tab/><text:tab/>1 : + (add)</text:p>
      <text:p text:style-name="P3"><text:tab/><text:tab/>2 : - <text:s/>(subtract)</text:p>
      <text:p text:style-name="P3"><text:tab/><text:tab/>3 : * (multiply)</text:p>
      <text:p text:style-name="P3"><text:tab/><text:tab/>4 : / (divide)</text:p>
      <text:p text:style-name="P3">S.Experiment.Phases().Items().Events().Multiplier : array</text:p>
      <text:p text:style-name="P3"><text:tab/>Number which multiplies the second event/object in each expression.</text:p>
      <text:p text:style-name="P3">S.Experiment.Phases().Items().Events().RelOperator : array</text:p>
      <text:p text:style-name="P3"><text:tab/>Relational operator used in each expression.</text:p>
      <text:p text:style-name="P3"><text:tab/><text:tab/>1 : &gt; (greater than)</text:p>
      <text:p text:style-name="P3"><text:tab/><text:tab/>2 : &lt; (less than)</text:p>
      <text:p text:style-name="P3"><text:tab/><text:tab/>3 : = (equal)</text:p>
      <text:p text:style-name="P3">S.Experiment.Phases().Items().Events().EventScalar : array</text:p>
      <text:p text:style-name="P3"><text:tab/>Value on the right hand side of each expression.</text:p>
      <text:p text:style-name="P3">S.Experiment.Phases().Items().Events().StartCondition : string</text:p>
      <text:p text:style-name="P3"><text:tab/>Event start condition string.</text:p>
      <text:p text:style-name="P3">S.Experiment.Phases().Items().Events().StopCondition : string</text:p>
      <text:p text:style-name="P3"><text:tab/>Event stop condition string.</text:p>
      <text:p text:style-name="P5"><text:soft-page-break/>S.Experiment.Phases().Items().Events().FailCondition : string</text:p>
      <text:p text:style-name="P3"><text:tab/>Event failure condition string.</text:p>
      <text:h text:style-name="P8" text:outline-level="2">S.OL</text:h>
      <text:p text:style-name="P3">S.OL.NumOL : number</text:p>
      <text:p text:style-name="P3"><text:tab/>Number of defined output locations.</text:p>
      <text:p text:style-name="P3">S.OL.UsePsychPortAudio : logical</text:p>
      <text:p text:style-name="P3"><text:tab/>If true, use PsychPortAudio for playback of audio files. <text:s/>Otherwise, use mplayer.</text:p>
      <text:p text:style-name="P3">S.OL.OL() : structure array</text:p>
      <text:p text:style-name="P3"><text:tab/>Each element of OL() contains the definition of a single output location.</text:p>
      <text:p text:style-name="P3">S.OL.OL().Name : string</text:p>
      <text:p text:style-name="P3"><text:tab/>Name of the output location.</text:p>
      <text:p text:style-name="P3">S.OL.OL().Key : string</text:p>
      <text:p text:style-name="P3"><text:tab/>Response key associated with the output location.</text:p>
      <text:p text:style-name="P3">S.OL.OL().AudioDevice : number</text:p>
      <text:p text:style-name="P3"><text:tab/>Index of the selected audio output device in the output of PsychPortAudio('GetDevices').</text:p>
      <text:p text:style-name="P3">S.OL.OL().AudioChannels : array</text:p>
      <text:p text:style-name="P3"><text:tab/>List of selected audio channels.</text:p>
      <text:p text:style-name="P3">S.OL.OL().DisplayCoords : array</text:p>
      <text:p text:style-name="P3"><text:tab/>Coordinates of display area for videos or images. [x y width height]</text:p>
      <text:p text:style-name="P3">S.OL.OL().Fullscreen : logical</text:p>
      <text:p text:style-name="P3"><text:tab/>If true, display videos and images using the full area of the screen indicated by DisplayCoords.</text:p>
      <text:p text:style-name="P3">S.OL.OL().VideoAudioDevice : number</text:p>
      <text:p text:style-name="P3"><text:tab/>Index of audio device in list obtained from mplayer.DeviceList.</text:p>
      <text:p text:style-name="P3">S.OL.OL().VideoAudioChannels : array</text:p>
      <text:p text:style-name="P3"><text:tab/>List of selected audio channels.</text:p>
      <text:p text:style-name="P3">S.OL.OL().NumAudioChannels : number</text:p>
      <text:p text:style-name="P3"><text:tab/>Number of audio channels associated with the selected audio device (PsychPortAudio).</text:p>
      <text:h text:style-name="P8" text:outline-level="2">S.Paths</text:h>
      <text:p text:style-name="P3">S.Paths.StimulusPath : string</text:p>
      <text:p text:style-name="P3"><text:tab/>Default directory used in selecting stimulus files with the file selection dialog.</text:p>
      <text:p text:style-name="P3"><text:soft-page-break/>S.Paths.ResultsPath : string</text:p>
      <text:p text:style-name="P3"><text:tab/>Directory where experiment results files are written.</text:p>
      <text:h text:style-name="P8" text:outline-level="2">S.Keys</text:h>
      <text:p text:style-name="P3">S.Keys.EndTrial : string</text:p>
      <text:p text:style-name="P3"><text:tab/>Response key which ends the running trial.</text:p>
      <text:p text:style-name="P3">S.Keys.EndPhase : string</text:p>
      <text:p text:style-name="P3"><text:tab/>Response key which ends the running phase.</text:p>
      <text:p text:style-name="P3">S.Keys.EndExperiment : string</text:p>
      <text:p text:style-name="P3"><text:tab/>Response key which ends the experiment.</text:p>
      <text:p text:style-name="P3">S.Keys.Pause : string</text:p>
      <text:p text:style-name="P3"><text:tab/>Response key which pauses the experiment.</text:p>
      <text:h text:style-name="P8" text:outline-level="2">S.Results</text:h>
      <text:p text:style-name="P3">S.Results.SubjectID : string</text:p>
      <text:p text:style-name="P3"><text:tab/>Text entered in the Subject ID box on the Run screen.</text:p>
      <text:p text:style-name="P3">S.Results.DateTime : string</text:p>
      <text:p text:style-name="P3"><text:tab/>Text representation of date and time, as entered in the Date/Time box on the Run screen.</text:p>
      <text:p text:style-name="P3">S.Results.Tester : string</text:p>
      <text:p text:style-name="P3"><text:tab/>Text entered in the Tester box on the Run screen.</text:p>
      <text:p text:style-name="P3">S.Results.Comments : string</text:p>
      <text:p text:style-name="P3"><text:tab/>Text entered in the Comments box on the Run screen.</text:p>
      <text:p text:style-name="P3">S.Results.Gender : string</text:p>
      <text:p text:style-name="P3"><text:tab/>Text entered in the Gender box on the Run screen.</text:p>
      <text:p text:style-name="P3">S.Results.Birthdate : string</text:p>
      <text:p text:style-name="P3"><text:tab/>Text entered in the Birthdate box on the Run screen.</text:p>
      <text:p text:style-name="P3">S.Results.List : string</text:p>
      <text:p text:style-name="P3"><text:tab/>Text entered in the List box on the Run screen.</text:p>
      <text:p text:style-name="P3">S.Results.Condition : string</text:p>
      <text:p text:style-name="P3"><text:tab/>Text entered in the Condition box on the Run screen.</text:p>
      <text:p text:style-name="P3">S.Results.Trials() : structure array</text:p>
      <text:p text:style-name="P3"><text:tab/>Each element of Trials() contains information about a single trial.</text:p>
      <text:p text:style-name="P3"><text:soft-page-break/>S.Results.Trials().PhaseName : string</text:p>
      <text:p text:style-name="P3"><text:tab/>Name of the phase in which the running trial is contained.</text:p>
      <text:p text:style-name="P3">S.Results.Trials().ItemName : string</text:p>
      <text:p text:style-name="P3"><text:tab/>Name of the item from which the running trial is derived.</text:p>
      <text:p text:style-name="P3">S.Results.Trials().StartTime : number</text:p>
      <text:p text:style-name="P3"><text:tab/>Time at which the trial began. <text:s/>Serial date number format.</text:p>
      <text:p text:style-name="P3">S.Results.Trials().Responses() : structure array</text:p>
      <text:p text:style-name="P3"><text:tab/>Each element of Responses() describes a keystroke during a trial.</text:p>
      <text:p text:style-name="P3">S.Results.Trials().Responses().Keypress : string</text:p>
      <text:p text:style-name="P3"><text:tab/>Name of the key which was pressed.</text:p>
      <text:p text:style-name="P3">S.Results.Trials().Responses().SymbolicKey : string</text:p>
      <text:p text:style-name="P3"><text:tab/>Symbolic meaning of the key which was pressed. <text:s/>For example, the name of the output <text:tab/>location associated with the key.</text:p>
      <text:p text:style-name="P3">S.Results.Trials().Responses().PressTime : number</text:p>
      <text:p text:style-name="P3"><text:s/><text:tab/>Time at which the key was pressed. <text:s/>Serial date number format.</text:p>
      <text:p text:style-name="P3">S.Results.Trials().Responses().Correct : logical</text:p>
      <text:p text:style-name="P3"><text:tab/>True if the key corresponds to an output location where a stimulus was presented at the time <text:tab/>the key was pressed.</text:p>
      <text:p text:style-name="P3">S.Results.Trials().Responses().ReleaseTime : number</text:p>
      <text:p text:style-name="P3"><text:tab/>Time at which the key was released. <text:s/>Serial date number format.</text:p>
      <text:p text:style-name="P3">S.Results.Trials().Responses().Duration : number</text:p>
      <text:p text:style-name="P3"><text:tab/>Duration (seconds) that the key was pressed.</text:p>
      <text:p text:style-name="P3">S.Results.Trials().Events() : structure array</text:p>
      <text:p text:style-name="P3"><text:tab/>Each element of Events() describes the presentation of a single event.</text:p>
      <text:p text:style-name="P3">S.Results.Trials().Events().EventName : string</text:p>
      <text:p text:style-name="P3"><text:tab/>Name of the event.</text:p>
      <text:p text:style-name="P3">S.Results.Trials().Events().StartTime : number</text:p>
      <text:p text:style-name="P3"><text:tab/>Time at which the event started. <text:s/>Serial date number format.</text:p>
      <text:p text:style-name="P3">S.Results.Trials().Events().Location : array</text:p>
      <text:p text:style-name="P3"><text:tab/>Numeric identifier of the output location(s) at which the stimulus was presented.</text:p>
      <text:p text:style-name="P3">S.Results.Trails().Events().EndTime : number</text:p>
      <text:p text:style-name="P3"><text:tab/>Time at which the event ended. <text:s/>Serial date number format.</text:p>
      <text:p text:style-name="P3"><text:soft-page-break/>S.Results.Trials().Events().Outcome : logical</text:p>
      <text:p text:style-name="P3"><text:tab/>False if the event failure condition was satisfied during the event; otherwise, true.</text:p>
      <text:p text:style-name="P3">S.Results.Trials().Outcome : logical</text:p>
      <text:p text:style-name="P3"><text:tab/>True if the trial was successful (all events were successful); otherwise, fal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Calibri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0008in solid #000000" fo:border-left="none" fo:border-right="none" fo:padding="0.0201in" style:shadow="none" style:dynamic-spacing="fals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Structure of Stored Data</text:title><text:tab/><text:tab/>Page <text:page-number text:select-page="current">9</text:page-number> of <text:page-count>9</text:page-count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 Olson</meta:initial-creator>
    <meta:creation-date>2010-11-08T09:40:32</meta:creation-date>
    <meta:generator>OpenOffice.org/3.2$Win32 OpenOffice.org_project/320m18$Build-9502</meta:generator>
    <dc:date>2010-12-08T15:41:10.92</dc:date>
    <dc:creator>Rob Olson</dc:creator>
    <meta:editing-duration>PT30H16M00S</meta:editing-duration>
    <meta:editing-cycles>14</meta:editing-cycles>
    <dc:title>Structure of Stored Data</dc:title>
    <meta:document-statistic meta:table-count="0" meta:image-count="0" meta:object-count="0" meta:page-count="9" meta:paragraph-count="239" meta:word-count="1537" meta:character-count="11136"/>
  </office:meta>
</office:document-meta>
</file>